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I am the life of the party.</text:p>
          </table:table-cell>
          <table:table-cell table:style-name="ce19" table:content-validation-name="val1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always prepar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interested in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relaxed most of the tim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interested in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interested in other people's problem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easily disturb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really interested in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my mood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quick to understand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</text:span>my du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quiet around strang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exacting in my work.</text:p>
          </table:table-cell>
          <table:table-cell table:style-name="ce20" table:content-validation-name="val2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full of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2:08:47.43826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5T12:13:50.582912604</dc:date>
    <meta:editing-duration>PT12H21M17S</meta:editing-duration>
    <meta:editing-cycles>36</meta:editing-cycles>
    <meta:generator>LibreOffice/6.4.3.2$Linux_X86_64 LibreOffice_project/40$Build-2</meta:generator>
    <meta:document-statistic meta:table-count="1" meta:cell-count="555" meta:object-count="0"/>
  </office:meta>
</office:document-meta>
</file>